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Имеются <text:a xlink:type="simple" xlink:href="https://lms.skillfactory.ru/assets/courseware/v1/958d35ff25f2486f65613da4459e6647/asset-v1:SkillFactory+DSPR-2.0+14JULY2021+type@asset+block/Data_TSUM.xlsx" text:style-name="Internet_20_link" text:visited-style-name="Visited_20_Internet_20_Link">две базы данных</text:a> (два листа <text:span text:style-name="T1">Excel</text:span>-файла): база с ценами конкурентов (<text:span text:style-name="T1">Data_Parsing</text:span>) и внутренняя база компании (<text:span text:style-name="T1">Data_Company</text:span>).</text:p>
      <text:p text:style-name="Text_20_body">В базе парсинга есть два <text:span text:style-name="T1">id</text:span>, однозначно определяющие товар: producer_id и producer_color.</text:p>
      <text:p text:style-name="Text_20_body">В базе компании есть два аналогичных поля: item_id и color_id.</text:p>
      <text:p text:style-name="Text_20_body">Нам известно, что коды в двух базах отличаются наличием набора служебных символов. В базе парсинга встречаются следующие символы: _, -, ~, \\, /.</text:p>
      <text:p text:style-name="Text_20_body">Необходимо:</text:p>
      <text:list xml:id="list2813047452" text:style-name="L1">
        <text:list-item>
          <text:p text:style-name="P2">Считать данные из <text:span text:style-name="T1">Excel</text:span> в <text:span text:style-name="T1">DataFrame</text:span> (Data_Parsing) и (Data_Company). </text:p>
        </text:list-item>
        <text:list-item>
          <text:p text:style-name="P2">Подтянуть к базе парсинга данные из базы компании (item_id, color_id, current_price) и сформировать столбец разницы цен в % (цена конкурента к нашей цене). </text:p>
        </text:list-item>
        <text:list-item>
          <text:p text:style-name="P2">Определить сильные отклонения от среднего в разности цен в пределах бренда-категории (то есть убрать случайные выбросы, сильно искажающие сравнение). Критерий — по вкусу, написать комментарий в коде. </text:p>
        </text:list-item>
        <text:list-item>
          <text:p text:style-name="P1">Записать новый файл <text:span text:style-name="T1">Excel</text:span> с базой парсинга, приклееными к ней столбцами из пункта 2 и с учётом пункта 3 (можно добавить столбец <text:span text:style-name="T1">outlier</text:span> и проставить <text:span text:style-name="T1">Yes</text:span> для выбросов).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2:01:48.615297413</meta:creation-date>
    <dc:date>2022-03-25T02:03:00.404282305</dc:date>
    <meta:editing-duration>PT1M17S</meta:editing-duration>
    <meta:editing-cycles>1</meta:editing-cycles>
    <meta:document-statistic meta:table-count="0" meta:image-count="0" meta:object-count="0" meta:page-count="1" meta:paragraph-count="9" meta:word-count="153" meta:character-count="1040" meta:non-whitespace-character-count="895"/>
    <meta:generator>LibreOffice/6.4.7.2$Linux_X86_64 LibreOffice_project/40$Build-2</meta:generator>
  </office:meta>
</office:document-meta>
</file>